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11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0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2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1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2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1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2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07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0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2-0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1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8-0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2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0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1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22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2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03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2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0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1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2-0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2-0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1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0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3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617828571429" calcext:value-type="float">
            <text:p>2.4061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42503225806" calcext:value-type="float">
            <text:p>2.3314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449058064516" calcext:value-type="float">
            <text:p>2.2044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1756" calcext:value-type="float">
            <text:p>2.11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057522580645" calcext:value-type="float">
            <text:p>2.0705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81976" calcext:value-type="float">
            <text:p>2.0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85625806452" calcext:value-type="float">
            <text:p>2.1068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28110344828" calcext:value-type="float">
            <text:p>2.17028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90415483871" calcext:value-type="float">
            <text:p>2.7290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6492" calcext:value-type="float">
            <text:p>2.66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69135483871" calcext:value-type="float">
            <text:p>2.5326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97" calcext:value-type="float">
            <text:p>2.426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070736842105" calcext:value-type="float">
            <text:p>2.250707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09855483871" calcext:value-type="float">
            <text:p>2.2809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7456" calcext:value-type="float">
            <text:p>2.2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81212903226" calcext:value-type="float">
            <text:p>2.2208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021625806452" calcext:value-type="float">
            <text:p>2.3202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93956" calcext:value-type="float">
            <text:p>2.479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728717241379" calcext:value-type="float">
            <text:p>2.54728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69496" calcext:value-type="float">
            <text:p>2.46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841627586207" calcext:value-type="float">
            <text:p>2.35841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25428571429" calcext:value-type="float">
            <text:p>2.2522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76696774194" calcext:value-type="float">
            <text:p>2.2527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966683870968" calcext:value-type="float">
            <text:p>2.2996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797238709677" calcext:value-type="float">
            <text:p>2.1879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4312" calcext:value-type="float">
            <text:p>2.0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79096774193" calcext:value-type="float">
            <text:p>2.06379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42580645161" calcext:value-type="float">
            <text:p>2.2024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7872" calcext:value-type="float">
            <text:p>2.38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11406451613" calcext:value-type="float">
            <text:p>2.5841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70864" calcext:value-type="float">
            <text:p>2.64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436851612903" calcext:value-type="float">
            <text:p>2.6043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459" calcext:value-type="float">
            <text:p>2.43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843483870968" calcext:value-type="float">
            <text:p>2.3484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27767741935" calcext:value-type="float">
            <text:p>2.24627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49488" calcext:value-type="float">
            <text:p>2.1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99855483871" calcext:value-type="float">
            <text:p>1.8999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92216" calcext:value-type="float">
            <text:p>1.8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810529032258" calcext:value-type="float">
            <text:p>2.2681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04903225806" calcext:value-type="float">
            <text:p>2.3710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89328" calcext:value-type="float">
            <text:p>2.7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719019354839" calcext:value-type="float">
            <text:p>3.1071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0328" calcext:value-type="float">
            <text:p>2.90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104851612903" calcext:value-type="float">
            <text:p>2.7110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61866666667" calcext:value-type="float">
            <text:p>2.62161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62193548387" calcext:value-type="float">
            <text:p>2.5426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98761290323" calcext:value-type="float">
            <text:p>2.4449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81056" calcext:value-type="float">
            <text:p>2.31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059251612903" calcext:value-type="float">
            <text:p>2.1105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4096" calcext:value-type="float">
            <text:p>2.33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93135483871" calcext:value-type="float">
            <text:p>2.619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142477419355" calcext:value-type="float">
            <text:p>2.5014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5384" calcext:value-type="float">
            <text:p>2.45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245419354839" calcext:value-type="float">
            <text:p>2.5524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0952" calcext:value-type="float">
            <text:p>2.4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101462068965" calcext:value-type="float">
            <text:p>2.311014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270890322581" calcext:value-type="float">
            <text:p>2.4027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28206451613" calcext:value-type="float">
            <text:p>2.4042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0256" calcext:value-type="float">
            <text:p>2.31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482606451613" calcext:value-type="float">
            <text:p>2.1848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8368" calcext:value-type="float">
            <text:p>2.09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14270967742" calcext:value-type="float">
            <text:p>2.3831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402896551724" calcext:value-type="float">
            <text:p>2.54402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5316" calcext:value-type="float">
            <text:p>2.65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927896774194" calcext:value-type="float">
            <text:p>2.5392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21288" calcext:value-type="float">
            <text:p>2.4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91432258064" calcext:value-type="float">
            <text:p>2.33791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64628571429" calcext:value-type="float">
            <text:p>2.3406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241393548387" calcext:value-type="float">
            <text:p>2.4024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129780645161" calcext:value-type="float">
            <text:p>2.3212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6704" calcext:value-type="float">
            <text:p>2.49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919819354839" calcext:value-type="float">
            <text:p>2.4091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3112" calcext:value-type="float">
            <text:p>2.6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298606451613" calcext:value-type="float">
            <text:p>2.7029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58993548387" calcext:value-type="float">
            <text:p>2.6675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45536" calcext:value-type="float">
            <text:p>2.85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539174193548" calcext:value-type="float">
            <text:p>2.9253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8528" calcext:value-type="float">
            <text:p>2.98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999535483871" calcext:value-type="float">
            <text:p>3.0599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801485714286" calcext:value-type="float">
            <text:p>3.05801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852051612903" calcext:value-type="float">
            <text:p>3.0585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87225806452" calcext:value-type="float">
            <text:p>2.9968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47872" calcext:value-type="float">
            <text:p>2.89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400387096774" calcext:value-type="float">
            <text:p>2.7840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38272" calcext:value-type="float">
            <text:p>2.83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90064516129" calcext:value-type="float">
            <text:p>2.9659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87055483871" calcext:value-type="float">
            <text:p>3.0887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396851612903" calcext:value-type="float">
            <text:p>3.2139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0528" calcext:value-type="float">
            <text:p>3.19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516593548387" calcext:value-type="float">
            <text:p>3.0851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060730434783" calcext:value-type="float">
            <text:p>2.9706073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58735483871" calcext:value-type="float">
            <text:p>2.8435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394606451613" calcext:value-type="float">
            <text:p>2.7639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94536" calcext:value-type="float">
            <text:p>2.68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256412903226" calcext:value-type="float">
            <text:p>2.5225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15928" calcext:value-type="float">
            <text:p>2.43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297470967742" calcext:value-type="float">
            <text:p>2.5629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531716129032" calcext:value-type="float">
            <text:p>2.5253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42104" calcext:value-type="float">
            <text:p>3.00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74735483871" calcext:value-type="float">
            <text:p>3.3617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5864" calcext:value-type="float">
            <text:p>3.21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635741935484" calcext:value-type="float">
            <text:p>3.0563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140993103448" calcext:value-type="float">
            <text:p>2.95140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78632258064" calcext:value-type="float">
            <text:p>2.83778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651406451613" calcext:value-type="float">
            <text:p>2.7365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684980645161" calcext:value-type="float">
            <text:p>2.5468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1848" calcext:value-type="float">
            <text:p>2.59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076490322581" calcext:value-type="float">
            <text:p>2.8507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66993548387" calcext:value-type="float">
            <text:p>2.9266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25288" calcext:value-type="float">
            <text:p>3.06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43638709677" calcext:value-type="float">
            <text:p>2.8524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6068" calcext:value-type="float">
            <text:p>2.57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05703225806" calcext:value-type="float">
            <text:p>2.8160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970171428571" calcext:value-type="float">
            <text:p>2.72970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21935483871" calcext:value-type="float">
            <text:p>2.802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73632" calcext:value-type="float">
            <text:p>2.6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673987096774" calcext:value-type="float">
            <text:p>2.5767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5552" calcext:value-type="float">
            <text:p>2.43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00206451613" calcext:value-type="float">
            <text:p>2.4500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02624516129" calcext:value-type="float">
            <text:p>2.3702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58904" calcext:value-type="float">
            <text:p>2.4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79793548387" calcext:value-type="float">
            <text:p>2.4267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2896" calcext:value-type="float">
            <text:p>2.3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035483870968" calcext:value-type="float">
            <text:p>2.4703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638628571429" calcext:value-type="float">
            <text:p>2.54638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657187096774" calcext:value-type="float">
            <text:p>2.7565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963716129032" calcext:value-type="float">
            <text:p>2.7996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51352" calcext:value-type="float">
            <text:p>2.88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98658064516" calcext:value-type="float">
            <text:p>2.7439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4416" calcext:value-type="float">
            <text:p>2.59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361083870968" calcext:value-type="float">
            <text:p>2.6136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098503225806" calcext:value-type="float">
            <text:p>2.6209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609083870968" calcext:value-type="float">
            <text:p>3.4060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6992" calcext:value-type="float">
            <text:p>3.58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69552" calcext:value-type="float">
            <text:p>3.47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25914285714" calcext:value-type="float">
            <text:p>3.32525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568025806452" calcext:value-type="float">
            <text:p>3.3656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24704516129" calcext:value-type="float">
            <text:p>3.2724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12712" calcext:value-type="float">
            <text:p>3.21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721909677419" calcext:value-type="float">
            <text:p>3.1172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8564" calcext:value-type="float">
            <text:p>2.9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453325" calcext:value-type="float">
            <text:p>3.5045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86136" calcext:value-type="float">
            <text:p>3.58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47925" calcext:value-type="float">
            <text:p>3.4534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64096" calcext:value-type="float">
            <text:p>3.22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30775" calcext:value-type="float">
            <text:p>3.2243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5396" calcext:value-type="float">
            <text:p>3.29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861775" calcext:value-type="float">
            <text:p>3.4186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981548387097" calcext:value-type="float">
            <text:p>3.4398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68184" calcext:value-type="float">
            <text:p>3.29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8275" calcext:value-type="float">
            <text:p>3.191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60225" calcext:value-type="float">
            <text:p>3.2946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08925" calcext:value-type="float">
            <text:p>3.330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17785" calcext:value-type="float">
            <text:p>3.5617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507819354839" calcext:value-type="float">
            <text:p>3.7350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845225" calcext:value-type="float">
            <text:p>3.6184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089703225807" calcext:value-type="float">
            <text:p>3.44089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298317241379" calcext:value-type="float">
            <text:p>3.16298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724675" calcext:value-type="float">
            <text:p>3.1172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270787096774" calcext:value-type="float">
            <text:p>3.0827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6659" calcext:value-type="float">
            <text:p>2.9866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504490322581" calcext:value-type="float">
            <text:p>2.8050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358725" calcext:value-type="float">
            <text:p>2.7935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62825" calcext:value-type="float">
            <text:p>2.7406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213522580645" calcext:value-type="float">
            <text:p>3.1221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631272727273" calcext:value-type="float">
            <text:p>3.05631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07089655172" calcext:value-type="float">
            <text:p>2.55107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2655" calcext:value-type="float">
            <text:p>2.5052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315625" calcext:value-type="float">
            <text:p>2.3931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87329032258" calcext:value-type="float">
            <text:p>2.3168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37764705882" calcext:value-type="float">
            <text:p>2.304377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738812903226" calcext:value-type="float">
            <text:p>2.2573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05056" calcext:value-type="float">
            <text:p>2.279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485903448276" calcext:value-type="float">
            <text:p>2.27485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0691" calcext:value-type="float">
            <text:p>2.480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43305" calcext:value-type="float">
            <text:p>2.6443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648541935484" calcext:value-type="float">
            <text:p>2.5564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163" calcext:value-type="float">
            <text:p>2.447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386537931034" calcext:value-type="float">
            <text:p>2.443865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434" calcext:value-type="float">
            <text:p>2.329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67595" calcext:value-type="float">
            <text:p>2.2667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598375" calcext:value-type="float">
            <text:p>2.1559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666254545455" calcext:value-type="float">
            <text:p>1.906662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682909090909" calcext:value-type="float">
            <text:p>1.87682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53825" calcext:value-type="float">
            <text:p>2.4015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0445" calcext:value-type="float">
            <text:p>2.6420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56567741936" calcext:value-type="float">
            <text:p>2.6455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353963636364" calcext:value-type="float">
            <text:p>2.64353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083483870968" calcext:value-type="float">
            <text:p>2.5008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629" calcext:value-type="float">
            <text:p>2.365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67288" calcext:value-type="float">
            <text:p>2.37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6785" calcext:value-type="float">
            <text:p>2.3806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285925" calcext:value-type="float">
            <text:p>2.3028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50248" calcext:value-type="float">
            <text:p>2.20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074981818182" calcext:value-type="float">
            <text:p>2.050749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50992" calcext:value-type="float">
            <text:p>1.83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472851612903" calcext:value-type="float">
            <text:p>1.6747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803612903226" calcext:value-type="float">
            <text:p>2.1080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74784" calcext:value-type="float">
            <text:p>2.2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32515" calcext:value-type="float">
            <text:p>2.3932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1016" calcext:value-type="float">
            <text:p>2.28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438658064516" calcext:value-type="float">
            <text:p>2.1343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96657142857" calcext:value-type="float">
            <text:p>2.07296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81496774194" calcext:value-type="float">
            <text:p>1.8748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324748387097" calcext:value-type="float">
            <text:p>1.9432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3064" calcext:value-type="float">
            <text:p>2.12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04670967742" calcext:value-type="float">
            <text:p>1.9960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964412903226" calcext:value-type="float">
            <text:p>2.0196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518425806452" calcext:value-type="float">
            <text:p>2.4451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78658064516" calcext:value-type="float">
            <text:p>2.6677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54976" calcext:value-type="float">
            <text:p>3.2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4809" calcext:value-type="float">
            <text:p>3.424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35952" calcext:value-type="float">
            <text:p>3.26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05367741936" calcext:value-type="float">
            <text:p>3.1210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42503225806" calcext:value-type="float">
            <text:p>3.0934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29855483871" calcext:value-type="float">
            <text:p>3.0429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79368" calcext:value-type="float">
            <text:p>2.89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745677419355" calcext:value-type="float">
            <text:p>2.7574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935380645161" calcext:value-type="float">
            <text:p>2.7693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424051612903" calcext:value-type="float">
            <text:p>3.1042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19664516129" calcext:value-type="float">
            <text:p>3.4291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95376" calcext:value-type="float">
            <text:p>3.86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30805" calcext:value-type="float">
            <text:p>4.0730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11632" calcext:value-type="float">
            <text:p>3.87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557522580645" calcext:value-type="float">
            <text:p>3.9755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23303225806" calcext:value-type="float">
            <text:p>3.84323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33264516129" calcext:value-type="float">
            <text:p>3.7553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3368" calcext:value-type="float">
            <text:p>3.6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56670967742" calcext:value-type="float">
            <text:p>3.4895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831174193548" calcext:value-type="float">
            <text:p>3.4283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781" calcext:value-type="float">
            <text:p>3.581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247587096774" calcext:value-type="float">
            <text:p>3.5124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0656" calcext:value-type="float">
            <text:p>3.4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873495652174" calcext:value-type="float">
            <text:p>3.428734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42328" calcext:value-type="float">
            <text:p>3.2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90632258064" calcext:value-type="float">
            <text:p>3.03590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653186206896" calcext:value-type="float">
            <text:p>2.836531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447819354839" calcext:value-type="float">
            <text:p>2.7444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26374193548" calcext:value-type="float">
            <text:p>2.6632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6984" calcext:value-type="float">
            <text:p>2.59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63793548387" calcext:value-type="float">
            <text:p>2.6706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27664516129" calcext:value-type="float">
            <text:p>2.9262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4457" calcext:value-type="float">
            <text:p>2.8944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69225" calcext:value-type="float">
            <text:p>2.8716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808696774194" calcext:value-type="float">
            <text:p>2.9080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32436363636" calcext:value-type="float">
            <text:p>2.99932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72696774193" calcext:value-type="float">
            <text:p>3.07572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816925" calcext:value-type="float">
            <text:p>2.8781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588827586207" calcext:value-type="float">
            <text:p>2.70588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831975" calcext:value-type="float">
            <text:p>2.5583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4065" calcext:value-type="float">
            <text:p>2.4904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385419354839" calcext:value-type="float">
            <text:p>2.3238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701090909091" calcext:value-type="float">
            <text:p>2.17701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590725" calcext:value-type="float">
            <text:p>2.3059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84965" calcext:value-type="float">
            <text:p>2.4484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5639" calcext:value-type="float">
            <text:p>2.4456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172541935484" calcext:value-type="float">
            <text:p>2.5717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809309090909" calcext:value-type="float">
            <text:p>2.338093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059251612903" calcext:value-type="float">
            <text:p>2.1105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4255" calcext:value-type="float">
            <text:p>1.8804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306262068966" calcext:value-type="float">
            <text:p>1.93306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74765" calcext:value-type="float">
            <text:p>1.9074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520925" calcext:value-type="float">
            <text:p>2.0552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66967741936" calcext:value-type="float">
            <text:p>2.3346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303636363636" calcext:value-type="float">
            <text:p>2.47303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177454545455" calcext:value-type="float">
            <text:p>2.42177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9025" calcext:value-type="float">
            <text:p>2.267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421275" calcext:value-type="float">
            <text:p>2.4642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042374193548" calcext:value-type="float">
            <text:p>2.8004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830327272727" calcext:value-type="float">
            <text:p>2.88830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786725" calcext:value-type="float">
            <text:p>2.7478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636937931034" calcext:value-type="float">
            <text:p>2.666369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9276" calcext:value-type="float">
            <text:p>2.5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833058064516" calcext:value-type="float">
            <text:p>2.4483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888145454545" calcext:value-type="float">
            <text:p>2.318881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2878" calcext:value-type="float">
            <text:p>2.452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376872727273" calcext:value-type="float">
            <text:p>2.51376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44335483871" calcext:value-type="float">
            <text:p>2.4534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04424" calcext:value-type="float">
            <text:p>2.3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22916129032" calcext:value-type="float">
            <text:p>2.2022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504125" calcext:value-type="float">
            <text:p>2.2350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8408" calcext:value-type="float">
            <text:p>2.2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9845" calcext:value-type="float">
            <text:p>2.1619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904232258064" calcext:value-type="float">
            <text:p>2.21904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381" calcext:value-type="float">
            <text:p>1.905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443" calcext:value-type="float">
            <text:p>2.020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873975" calcext:value-type="float">
            <text:p>2.1087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74675" calcext:value-type="float">
            <text:p>2.5457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425858064516" calcext:value-type="float">
            <text:p>2.6342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317018181818" calcext:value-type="float">
            <text:p>2.64317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14374193548" calcext:value-type="float">
            <text:p>2.4651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87125" calcext:value-type="float">
            <text:p>2.3988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265075862069" calcext:value-type="float">
            <text:p>2.34265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1885" calcext:value-type="float">
            <text:p>2.2701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1418" calcext:value-type="float">
            <text:p>2.201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30735483871" calcext:value-type="float">
            <text:p>2.223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87272727273" calcext:value-type="float">
            <text:p>2.20287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2435" calcext:value-type="float">
            <text:p>2.3292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39775" calcext:value-type="float">
            <text:p>2.4203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0235" calcext:value-type="float">
            <text:p>2.4740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199716129032" calcext:value-type="float">
            <text:p>2.6319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20072727273" calcext:value-type="float">
            <text:p>2.79520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97393548387" calcext:value-type="float">
            <text:p>2.6919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459" calcext:value-type="float">
            <text:p>2.529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571172413793" calcext:value-type="float">
            <text:p>2.47571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174125" calcext:value-type="float">
            <text:p>2.5017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933" calcext:value-type="float">
            <text:p>2.511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930812903226" calcext:value-type="float">
            <text:p>2.3793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07345454545" calcext:value-type="float">
            <text:p>2.331073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256975" calcext:value-type="float">
            <text:p>2.2725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240675" calcext:value-type="float">
            <text:p>2.4924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715175" calcext:value-type="float">
            <text:p>2.3571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35664516129" calcext:value-type="float">
            <text:p>2.4233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71345454545" calcext:value-type="float">
            <text:p>2.371713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044774193548" calcext:value-type="float">
            <text:p>2.2304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52075" calcext:value-type="float">
            <text:p>2.2615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907834482759" calcext:value-type="float">
            <text:p>2.26907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476175" calcext:value-type="float">
            <text:p>2.2847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85525" calcext:value-type="float">
            <text:p>2.2708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564722580645" calcext:value-type="float">
            <text:p>2.2656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0463" calcext:value-type="float">
            <text:p>2.1804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79535483871" calcext:value-type="float">
            <text:p>2.2217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029875" calcext:value-type="float">
            <text:p>2.3902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346075" calcext:value-type="float">
            <text:p>2.5434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33215483871" calcext:value-type="float">
            <text:p>2.683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320509090909" calcext:value-type="float">
            <text:p>2.85320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59793548387" calcext:value-type="float">
            <text:p>2.7315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8519" calcext:value-type="float">
            <text:p>2.628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96112" calcext:value-type="float">
            <text:p>2.62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918825" calcext:value-type="float">
            <text:p>2.6491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787563636364" calcext:value-type="float">
            <text:p>2.53787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55832" calcext:value-type="float">
            <text:p>2.40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281018181818" calcext:value-type="float">
            <text:p>2.30281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045341935484" calcext:value-type="float">
            <text:p>2.3004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46175" calcext:value-type="float">
            <text:p>2.1704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284363636364" calcext:value-type="float">
            <text:p>2.66284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40464516129" calcext:value-type="float">
            <text:p>2.8074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9795" calcext:value-type="float">
            <text:p>2.8839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7496" calcext:value-type="float">
            <text:p>2.89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627096774194" calcext:value-type="float">
            <text:p>2.8562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63775" calcext:value-type="float">
            <text:p>2.8166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721393548387" calcext:value-type="float">
            <text:p>2.7072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622425" calcext:value-type="float">
            <text:p>2.5562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88925" calcext:value-type="float">
            <text:p>2.568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03425" calcext:value-type="float">
            <text:p>2.5600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15945" calcext:value-type="float">
            <text:p>2.8515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41703225807" calcext:value-type="float">
            <text:p>3.0294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735345454545" calcext:value-type="float">
            <text:p>3.047353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051612903226" calcext:value-type="float">
            <text:p>2.9005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9765" calcext:value-type="float">
            <text:p>2.8599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46868965517" calcext:value-type="float">
            <text:p>2.84346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66315" calcext:value-type="float">
            <text:p>2.7666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1498" calcext:value-type="float">
            <text:p>2.841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80361290323" calcext:value-type="float">
            <text:p>2.8778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19272727273" calcext:value-type="float">
            <text:p>2.73119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721961290323" calcext:value-type="float">
            <text:p>2.7772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6931" calcext:value-type="float">
            <text:p>2.876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7015" calcext:value-type="float">
            <text:p>2.787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797703225807" calcext:value-type="float">
            <text:p>2.9379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22618181818" calcext:value-type="float">
            <text:p>2.83722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87793548387" calcext:value-type="float">
            <text:p>2.6858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67895" calcext:value-type="float">
            <text:p>2.506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698924137931" calcext:value-type="float">
            <text:p>2.39698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906" calcext:value-type="float">
            <text:p>2.295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8964705882" calcext:value-type="float">
            <text:p>2.209889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58325" calcext:value-type="float">
            <text:p>2.3805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429925" calcext:value-type="float">
            <text:p>2.3942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32335483871" calcext:value-type="float">
            <text:p>2.2553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15575" calcext:value-type="float">
            <text:p>2.3891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88925" calcext:value-type="float">
            <text:p>2.568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525341935484" calcext:value-type="float">
            <text:p>2.6052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826327272727" calcext:value-type="float">
            <text:p>2.56826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55561290323" calcext:value-type="float">
            <text:p>2.4175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849381818182" calcext:value-type="float">
            <text:p>2.288493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826565517241" calcext:value-type="float">
            <text:p>2.38826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155" calcext:value-type="float">
            <text:p>2.383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25735" calcext:value-type="float">
            <text:p>2.3025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274374193548" calcext:value-type="float">
            <text:p>2.3127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668" calcext:value-type="float">
            <text:p>2.6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683819354839" calcext:value-type="float">
            <text:p>2.5768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86425806452" calcext:value-type="float">
            <text:p>2.5518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139" calcext:value-type="float">
            <text:p>2.6361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03054545454" calcext:value-type="float">
            <text:p>2.438030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143175" calcext:value-type="float">
            <text:p>2.3114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29527272727" calcext:value-type="float">
            <text:p>2.69729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79972413793" calcext:value-type="float">
            <text:p>2.79879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15425" calcext:value-type="float">
            <text:p>2.7581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001018181818" calcext:value-type="float">
            <text:p>2.76001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96363636364" calcext:value-type="float">
            <text:p>2.60696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712363636364" calcext:value-type="float">
            <text:p>2.61712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909425" calcext:value-type="float">
            <text:p>2.6590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14775" calcext:value-type="float">
            <text:p>2.7061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70254545455" calcext:value-type="float">
            <text:p>2.734702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774075" calcext:value-type="float">
            <text:p>2.4977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190925" calcext:value-type="float">
            <text:p>2.3219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5172" calcext:value-type="float">
            <text:p>2.26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551875" calcext:value-type="float">
            <text:p>2.2455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11482352941" calcext:value-type="float">
            <text:p>2.465114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73992" calcext:value-type="float">
            <text:p>2.45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591927272727" calcext:value-type="float">
            <text:p>2.35591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252" calcext:value-type="float">
            <text:p>2.3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831277419355" calcext:value-type="float">
            <text:p>2.7483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33818181818" calcext:value-type="float">
            <text:p>2.97133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25574193548" calcext:value-type="float">
            <text:p>2.9802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88682352941" calcext:value-type="float">
            <text:p>2.926886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206064516129" calcext:value-type="float">
            <text:p>2.7220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700564705882" calcext:value-type="float">
            <text:p>2.757005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291613793103" calcext:value-type="float">
            <text:p>2.65291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158836363636" calcext:value-type="float">
            <text:p>2.57158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63925" calcext:value-type="float">
            <text:p>2.4476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366322580645" calcext:value-type="float">
            <text:p>2.3936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489818181818" calcext:value-type="float">
            <text:p>2.24489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5881" calcext:value-type="float">
            <text:p>2.0958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90109090909" calcext:value-type="float">
            <text:p>1.94490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04774193548" calcext:value-type="float">
            <text:p>2.0780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95490909091" calcext:value-type="float">
            <text:p>2.49095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554125" calcext:value-type="float">
            <text:p>2.4255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580825" calcext:value-type="float">
            <text:p>2.2758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000425" calcext:value-type="float">
            <text:p>2.3200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997341935484" calcext:value-type="float">
            <text:p>2.2699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08375" calcext:value-type="float">
            <text:p>2.1940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66475" calcext:value-type="float">
            <text:p>2.2706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322275" calcext:value-type="float">
            <text:p>2.1632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184180645161" calcext:value-type="float">
            <text:p>2.1018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630327272727" calcext:value-type="float">
            <text:p>2.12630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608775" calcext:value-type="float">
            <text:p>2.2260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10144516129" calcext:value-type="float">
            <text:p>2.2910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390606451613" calcext:value-type="float">
            <text:p>2.4439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520872727273" calcext:value-type="float">
            <text:p>2.60520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981135483871" calcext:value-type="float">
            <text:p>2.3498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162707692308" calcext:value-type="float">
            <text:p>2.291627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5356" calcext:value-type="float">
            <text:p>2.456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50035" calcext:value-type="float">
            <text:p>2.6950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393470967742" calcext:value-type="float">
            <text:p>2.6239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016980645161" calcext:value-type="float">
            <text:p>2.4401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676825" calcext:value-type="float">
            <text:p>2.3367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521909677419" calcext:value-type="float">
            <text:p>2.3552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936145454545" calcext:value-type="float">
            <text:p>2.349361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28855" calcext:value-type="float">
            <text:p>2.5128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72363636364" calcext:value-type="float">
            <text:p>2.71872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152675" calcext:value-type="float">
            <text:p>3.0715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3615" calcext:value-type="float">
            <text:p>2.8923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461381818182" calcext:value-type="float">
            <text:p>2.994613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66336" calcext:value-type="float">
            <text:p>2.98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777236363636" calcext:value-type="float">
            <text:p>3.02777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21525" calcext:value-type="float">
            <text:p>3.2462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634580645161" calcext:value-type="float">
            <text:p>3.0863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12945454545" calcext:value-type="float">
            <text:p>3.160129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56725" calcext:value-type="float">
            <text:p>3.0145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00567741936" calcext:value-type="float">
            <text:p>3.49900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533" calcext:value-type="float">
            <text:p>3.502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62056" calcext:value-type="float">
            <text:p>3.6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719272727273" calcext:value-type="float">
            <text:p>3.74719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6244" calcext:value-type="float">
            <text:p>3.4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73545" calcext:value-type="float">
            <text:p>3.2173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256714285714" calcext:value-type="float">
            <text:p>3.12256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4436" calcext:value-type="float">
            <text:p>3.23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50436363636" calcext:value-type="float">
            <text:p>3.16950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92125" calcext:value-type="float">
            <text:p>3.1799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699380645161" calcext:value-type="float">
            <text:p>2.9369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406975" calcext:value-type="float">
            <text:p>2.8440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27125" calcext:value-type="float">
            <text:p>2.9322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49135483871" calcext:value-type="float">
            <text:p>2.8374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63636363636" calcext:value-type="float">
            <text:p>2.82863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2636" calcext:value-type="float">
            <text:p>2.8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3144" calcext:value-type="float">
            <text:p>2.56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974225" calcext:value-type="float">
            <text:p>2.5097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748619354839" calcext:value-type="float">
            <text:p>2.4274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46384" calcext:value-type="float">
            <text:p>2.3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119948387097" calcext:value-type="float">
            <text:p>2.3211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41352" calcext:value-type="float">
            <text:p>2.50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43664516129" calcext:value-type="float">
            <text:p>2.6824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8732" calcext:value-type="float">
            <text:p>2.8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93392" calcext:value-type="float">
            <text:p>2.73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31709090909" calcext:value-type="float">
            <text:p>2.60631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94608" calcext:value-type="float">
            <text:p>2.89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8049" calcext:value-type="float">
            <text:p>2.678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67925" calcext:value-type="float">
            <text:p>2.7676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730012903226" calcext:value-type="float">
            <text:p>3.0773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53961290323" calcext:value-type="float">
            <text:p>3.0515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9217" calcext:value-type="float">
            <text:p>2.879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12672" calcext:value-type="float">
            <text:p>2.6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858675" calcext:value-type="float">
            <text:p>2.4085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492387096774" calcext:value-type="float">
            <text:p>2.5249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636387096774" calcext:value-type="float">
            <text:p>2.6163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07385" calcext:value-type="float">
            <text:p>2.8607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745651612903" calcext:value-type="float">
            <text:p>2.9274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343148387097" calcext:value-type="float">
            <text:p>2.6534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09379310345" calcext:value-type="float">
            <text:p>2.81309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060283870968" calcext:value-type="float">
            <text:p>2.9306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75625" calcext:value-type="float">
            <text:p>3.0027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57216" calcext:value-type="float">
            <text:p>3.05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261548387097" calcext:value-type="float">
            <text:p>2.9826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56129032258" calcext:value-type="float">
            <text:p>2.8685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663483870968" calcext:value-type="float">
            <text:p>3.1866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325109677419" calcext:value-type="float">
            <text:p>3.3732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379234782609" calcext:value-type="float">
            <text:p>3.4737923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59424" calcext:value-type="float">
            <text:p>3.489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8444" calcext:value-type="float">
            <text:p>3.29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222787096774" calcext:value-type="float">
            <text:p>3.0522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497171428571" calcext:value-type="float">
            <text:p>2.98497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692438709677" calcext:value-type="float">
            <text:p>2.9469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019793548387" calcext:value-type="float">
            <text:p>2.9601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7256" calcext:value-type="float">
            <text:p>2.9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26632258065" calcext:value-type="float">
            <text:p>2.8682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448" calcext:value-type="float">
            <text:p>2.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008825806452" calcext:value-type="float">
            <text:p>2.8200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26038709677" calcext:value-type="float">
            <text:p>2.9682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8368" calcext:value-type="float">
            <text:p>3.1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42967741935" calcext:value-type="float">
            <text:p>3.4624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53296" calcext:value-type="float">
            <text:p>3.4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11870967742" calcext:value-type="float">
            <text:p>3.3341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126896551724" calcext:value-type="float">
            <text:p>3.32126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588309677419" calcext:value-type="float">
            <text:p>3.0958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57729032258" calcext:value-type="float">
            <text:p>2.9965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6456" calcext:value-type="float">
            <text:p>2.82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81104516129" calcext:value-type="float">
            <text:p>2.6781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95096" calcext:value-type="float">
            <text:p>2.6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071303225806" calcext:value-type="float">
            <text:p>2.73071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723096774193" calcext:value-type="float">
            <text:p>2.91723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75024" calcext:value-type="float">
            <text:p>2.92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74228571429" calcext:value-type="float">
            <text:p>3.10874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77072" calcext:value-type="float">
            <text:p>3.39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525858064516" calcext:value-type="float">
            <text:p>3.0152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17742857143" calcext:value-type="float">
            <text:p>2.88917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594709677419" calcext:value-type="float">
            <text:p>2.8459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89858064516" calcext:value-type="float">
            <text:p>2.8018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79776" calcext:value-type="float">
            <text:p>2.81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808748387097" calcext:value-type="float">
            <text:p>2.5680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63376" calcext:value-type="float">
            <text:p>2.3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43870967742" calcext:value-type="float">
            <text:p>2.4654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260413793103" calcext:value-type="float">
            <text:p>2.44260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20689655172" calcext:value-type="float">
            <text:p>3.25820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544877419355" calcext:value-type="float">
            <text:p>3.4554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45528" calcext:value-type="float">
            <text:p>3.25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001832258064" calcext:value-type="float">
            <text:p>3.17001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111714285714" calcext:value-type="float">
            <text:p>2.9511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05470967742" calcext:value-type="float">
            <text:p>2.8220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1244" calcext:value-type="float">
            <text:p>2.84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412" calcext:value-type="float">
            <text:p>2.78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269028571429" calcext:value-type="float">
            <text:p>2.69269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357852631579" calcext:value-type="float">
            <text:p>2.643578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276051612903" calcext:value-type="float">
            <text:p>2.6927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12624516129" calcext:value-type="float">
            <text:p>2.7512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37664" calcext:value-type="float">
            <text:p>2.75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617434482759" calcext:value-type="float">
            <text:p>2.65617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34976" calcext:value-type="float">
            <text:p>2.5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399628571429" calcext:value-type="float">
            <text:p>2.47399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168634482759" calcext:value-type="float">
            <text:p>2.56168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798916129032" calcext:value-type="float">
            <text:p>2.5679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15976" calcext:value-type="float">
            <text:p>2.5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808180645161" calcext:value-type="float">
            <text:p>2.4980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48568" calcext:value-type="float">
            <text:p>2.38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997316129032" calcext:value-type="float">
            <text:p>2.4399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510890322581" calcext:value-type="float">
            <text:p>2.5551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9184" calcext:value-type="float">
            <text:p>2.8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831819354839" calcext:value-type="float">
            <text:p>2.9883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77664" calcext:value-type="float">
            <text:p>3.0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578503225806" calcext:value-type="float">
            <text:p>2.9257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23779310345" calcext:value-type="float">
            <text:p>2.82223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418864516129" calcext:value-type="float">
            <text:p>2.9841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197367741936" calcext:value-type="float">
            <text:p>2.8619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02712" calcext:value-type="float">
            <text:p>2.83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151690322581" calcext:value-type="float">
            <text:p>2.7715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5372" calcext:value-type="float">
            <text:p>2.5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850374193548" calcext:value-type="float">
            <text:p>2.6785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825496774194" calcext:value-type="float">
            <text:p>2.7282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2136" calcext:value-type="float">
            <text:p>2.80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995475862069" calcext:value-type="float">
            <text:p>2.86995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54376" calcext:value-type="float">
            <text:p>2.8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29496774194" calcext:value-type="float">
            <text:p>2.6672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495142857143" calcext:value-type="float">
            <text:p>2.6049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086348387097" calcext:value-type="float">
            <text:p>2.6808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30979310345" calcext:value-type="float">
            <text:p>2.63630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795234782609" calcext:value-type="float">
            <text:p>2.4679523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916929032258" calcext:value-type="float">
            <text:p>2.3991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8272" calcext:value-type="float">
            <text:p>2.32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722688" calcext:value-type="float">
            <text:p>2.257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58533333333" calcext:value-type="float">
            <text:p>2.18558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27" calcext:value-type="float">
            <text:p>2.5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742485714286" calcext:value-type="float">
            <text:p>2.14742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711664516129" calcext:value-type="float">
            <text:p>2.0271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694" calcext:value-type="float">
            <text:p>1.996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65677419355" calcext:value-type="float">
            <text:p>2.0716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59454545455" calcext:value-type="float">
            <text:p>2.12459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8736" calcext:value-type="float">
            <text:p>2.1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26167741935" calcext:value-type="float">
            <text:p>2.11826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35507692308" calcext:value-type="float">
            <text:p>2.40135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181223529412" calcext:value-type="float">
            <text:p>2.531812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46967741935" calcext:value-type="float">
            <text:p>2.63946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9746" calcext:value-type="float">
            <text:p>2.539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344496551724" calcext:value-type="float">
            <text:p>2.44344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44695652174" calcext:value-type="float">
            <text:p>2.267446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6513" calcext:value-type="float">
            <text:p>2.326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174485714286" calcext:value-type="float">
            <text:p>2.42174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13627586207" calcext:value-type="float">
            <text:p>2.40413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378496" calcext:value-type="float">
            <text:p>2.363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08032" calcext:value-type="float">
            <text:p>2.26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47664516129" calcext:value-type="float">
            <text:p>2.2404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9984" calcext:value-type="float">
            <text:p>2.1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359406451613" calcext:value-type="float">
            <text:p>2.2335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51870967742" calcext:value-type="float">
            <text:p>2.3435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49912" calcext:value-type="float">
            <text:p>2.49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46222222222" calcext:value-type="float">
            <text:p>3.21846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35928" calcext:value-type="float">
            <text:p>3.19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230322580645" calcext:value-type="float">
            <text:p>2.9423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247613793104" calcext:value-type="float">
            <text:p>2.942476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957341935484" calcext:value-type="float">
            <text:p>2.8795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1884" calcext:value-type="float">
            <text:p>2.8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6512" calcext:value-type="float">
            <text:p>2.8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4008" calcext:value-type="float">
            <text:p>2.6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602" calcext:value-type="float">
            <text:p>2.4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0312" calcext:value-type="float">
            <text:p>2.7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0708" calcext:value-type="float">
            <text:p>2.87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8536" calcext:value-type="float">
            <text:p>3.0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9" calcext:value-type="float">
            <text:p>2.75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8344" calcext:value-type="float">
            <text:p>2.4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7216" calcext:value-type="float">
            <text:p>2.4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9652" calcext:value-type="float">
            <text:p>2.5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3696" calcext:value-type="float">
            <text:p>2.3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652" calcext:value-type="float">
            <text:p>2.2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632" calcext:value-type="float">
            <text:p>2.1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9912" calcext:value-type="float">
            <text:p>2.0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2452" calcext:value-type="float">
            <text:p>2.0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44" calcext:value-type="float">
            <text:p>2.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7044" calcext:value-type="float">
            <text:p>2.2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26" calcext:value-type="float">
            <text:p>2.33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9612" calcext:value-type="float">
            <text:p>2.2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116" calcext:value-type="float">
            <text:p>2.0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662" calcext:value-type="float">
            <text:p>2.16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2632" calcext:value-type="float">
            <text:p>2.2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760206451613" calcext:value-type="float">
            <text:p>2.2976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28632" calcext:value-type="float">
            <text:p>2.23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532929032258" calcext:value-type="float">
            <text:p>2.1553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3272" calcext:value-type="float">
            <text:p>2.3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1296" calcext:value-type="float">
            <text:p>2.2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586" calcext:value-type="float">
            <text:p>2.52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5418" calcext:value-type="float">
            <text:p>2.455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8728" calcext:value-type="float">
            <text:p>2.2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0732" calcext:value-type="float">
            <text:p>2.30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4316" calcext:value-type="float">
            <text:p>2.27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062709677419" calcext:value-type="float">
            <text:p>2.1906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16264" calcext:value-type="float">
            <text:p>2.14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650374193548" calcext:value-type="float">
            <text:p>1.9165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044" calcext:value-type="float">
            <text:p>1.74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106116129032" calcext:value-type="float">
            <text:p>2.0010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43911111111" calcext:value-type="float">
            <text:p>2.13043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404" calcext:value-type="float">
            <text:p>2.34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988670967742" calcext:value-type="float">
            <text:p>2.2398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2552" calcext:value-type="float">
            <text:p>2.1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498812903226" calcext:value-type="float">
            <text:p>2.1049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319586206897" calcext:value-type="float">
            <text:p>2.05319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987535483871" calcext:value-type="float">
            <text:p>2.0998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938941935484" calcext:value-type="float">
            <text:p>2.1693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21192" calcext:value-type="float">
            <text:p>2.12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452541935484" calcext:value-type="float">
            <text:p>2.1145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3488" calcext:value-type="float">
            <text:p>2.2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20748387097" calcext:value-type="float">
            <text:p>2.3852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05128" calcext:value-type="float">
            <text:p>2.68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91664516129" calcext:value-type="float">
            <text:p>2.7129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8728" calcext:value-type="float">
            <text:p>2.6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366890322581" calcext:value-type="float">
            <text:p>2.4636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182" calcext:value-type="float">
            <text:p>2.599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05135483871" calcext:value-type="float">
            <text:p>2.7460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571019354839" calcext:value-type="float">
            <text:p>2.6957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7888" calcext:value-type="float">
            <text:p>2.60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13264516129" calcext:value-type="float">
            <text:p>2.501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10008" calcext:value-type="float">
            <text:p>2.5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914580645161" calcext:value-type="float">
            <text:p>2.6291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723122580645" calcext:value-type="float">
            <text:p>2.7472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39416" calcext:value-type="float">
            <text:p>2.78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972980645161" calcext:value-type="float">
            <text:p>2.7297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81864" calcext:value-type="float">
            <text:p>2.5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16103225806" calcext:value-type="float">
            <text:p>2.5051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297903448276" calcext:value-type="float">
            <text:p>2.47297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893212903226" calcext:value-type="float">
            <text:p>2.4189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350709677419" calcext:value-type="float">
            <text:p>2.3735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31552" calcext:value-type="float">
            <text:p>2.28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61548387097" calcext:value-type="float">
            <text:p>2.2206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5408" calcext:value-type="float">
            <text:p>2.14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041290322581" calcext:value-type="float">
            <text:p>2.3204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872980645161" calcext:value-type="float">
            <text:p>2.3487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2192" calcext:value-type="float">
            <text:p>2.41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62544516129" calcext:value-type="float">
            <text:p>2.3062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4504" calcext:value-type="float">
            <text:p>2.13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71744516129" calcext:value-type="float">
            <text:p>2.0471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80314285714" calcext:value-type="float">
            <text:p>1.96280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888077419355" calcext:value-type="float">
            <text:p>1.9588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504051612903" calcext:value-type="float">
            <text:p>1.8850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18888" calcext:value-type="float">
            <text:p>1.75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509883870968" calcext:value-type="float">
            <text:p>1.5650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0488" calcext:value-type="float">
            <text:p>1.50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14606451613" calcext:value-type="float">
            <text:p>1.6971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387819354839" calcext:value-type="float">
            <text:p>1.7538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41696" calcext:value-type="float">
            <text:p>1.8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89961290323" calcext:value-type="float">
            <text:p>1.7408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2176" calcext:value-type="float">
            <text:p>1.56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096335483871" calcext:value-type="float">
            <text:p>1.6609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015006896552" calcext:value-type="float">
            <text:p>1.91015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69771428571" calcext:value-type="float">
            <text:p>1.93569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7375" calcext:value-type="float">
            <text:p>1.85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6184" calcext:value-type="float">
            <text:p>1.7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578" calcext:value-type="float">
            <text:p>1.70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026348387097" calcext:value-type="float">
            <text:p>1.6902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49367741936" calcext:value-type="float">
            <text:p>1.6884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7492" calcext:value-type="float">
            <text:p>1.77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21935483871" calcext:value-type="float">
            <text:p>1.8042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066372413793" calcext:value-type="float">
            <text:p>1.71066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80571428571" calcext:value-type="float">
            <text:p>1.7838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2020813846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28864" calcext:value-type="float">
            <text:p>2.0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76" meta:object-count="0"/>
    <meta:user-defined meta:name="AppVersion">3.0</meta:user-defined>
  </office:meta>
</office:document-meta>
</file>